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Grande" svg:font-family="'Lucida Grande'"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style:use-window-font-color="true" style:text-outline="false" style:text-line-through-style="none" style:text-position="0% 100%" style:font-name="Lucida Grande" fo:font-size="8pt" fo:letter-spacing="normal" fo:language="en" fo:country="GB" fo:font-style="italic"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TOWN OF LOSS </text:p>
      <text:p text:style-name="P2"/>
      <text:p text:style-name="P2">TOWN HALL COMMITTEE<office:annotation><dc:creator>Robert Sherman</dc:creator><dc:date>2010-07-12T20:29:29.75</dc:date><text:p text:style-name="P8"><text:span text:style-name="T3">Yahweh know how such a report as this was rejected, but I was allowed into the town against the best wishes of Mr. Light. It all seems to sprout from my attraction to his daughter – he cannot deny that she is a beauty, at least by local troglodyte standards. A waifish neck, long hair cleaner than most, the most stunning skin beneath her eyes. And moody too, much like her father, but with a pout that I cannot resist. In truth, I only spoke to her once on the day. </text:span></text:p></office:annotation><office:annotation><dc:creator>Robert Sherman</dc:creator><dc:date>2010-07-12T20:35:24.75</dc:date><text:p><text:span text:style-name="T4">It seems the Eremite made friends from Day One... the sight of him could not be construed as welcoming by any means. Dating his comments makes his acquisition of this report some time in late Feburary; another act of thievery. </text:span></text:p></office:annotation></text:p>
      <text:p text:style-name="P2"/>
      <text:p text:style-name="P2">OFFICIAL DOCUMENT </text:p>
      <text:p text:style-name="P2"/>
      <text:p text:style-name="P3">Feasibility Report Number 12</text:p>
      <text:p text:style-name="P3"/>
      <text:p text:style-name="P3">Feburary 7th</text:p>
      <text:p text:style-name="P3"/>
      <text:p text:style-name="P1">A REPORT CONCERNING THE SAFE ADMITTANCE OF ONE “MIASMA EREMITE”, A TRAVELLER, INTO THE LIMITS OF THE TOWN FOR AN EXTENDED PERIOD FOR THE PURPOSE OF RESEARCH</text:p>
      <text:p text:style-name="P1"/>
      <text:p text:style-name="P1">Report Made and Signed By: <text:span text:style-name="T1">Death By Strange Light, Liaison To The Town Hall and Master of Phylacteries</text:span><text:span text:style-name="T1"><office:annotation><dc:creator>Robert Sherman</dc:creator><dc:date>2010-07-12T20:43:09.75</dc:date><text:p text:style-name="P8"><text:span text:style-name="T3">A true joke; he is a gravedigger, one who constantly smells of earth and the onions of that earth. However, I have seen some of the people here wearing small caskets on their foreheads and strapped to the wrists like watches.</text:span></text:p></office:annotation></text:span></text:p>
      <text:p text:style-name="P7"/>
      <text:p text:style-name="P7">This report, to be delivered to the committee, must make clear that a man such as the so-called “Eremite” that has attempted to enter our valley cannot be allowed to stay. He poses a danger to our health, our way of life and the sanctity of our community. I must respectfully request that he is removed at the earliest opportunity.</text:p>
      <text:p text:style-name="P7">I was amongst those that witnessed this man ride down into the valley along with one of the woodcutters. His appearance, to say the least, was frightening and unwelcoming; a large cloak, high boots, a large pack full of possessions, a strange wooden instrument at his side clutched in one gloved hand, and a ghoulish mask on his face, with glass over his eyes and a long trunk where his mouth should be. Such an individual, with such an evil visage, could not enter our lives as a friend. </text:p>
      <text:p text:style-name="P1"><text:span text:style-name="T2">Though the man has abided by our wishes to remain outside the town gates until this report is published, he has shown little respect for any of our other traditions. He constantly flirts with the girls that come to watch him by the gateposts; he has often thrown them scraps of paper with mysterious</text:span><text:span text:style-name="T2"><office:annotation><dc:creator>Robert Sherman</dc:creator><dc:date>2010-07-12T20:42:56.75</dc:date><text:p text:style-name="P8"><text:span text:style-name="T3">Merely my measurements. </text:span></text:p></office:annotation></text:span><text:span text:style-name="T2"> passages scrawled on them, strange food from outside the valley, and trinkets and baubles that he pulls from his pack. My own daughter will rarely come home before midnight, entranced by this exotic gentleman. I propose that his presence will only provoke a dangerous ambition within our young people; the outside world is a tempting lure for the young and stupid.</text:span></text:p>
      <text:p text:style-name="P7">How this man found out the location of our town at all is a completely seperate matter; when quizzed by myself earlier on in the week, he stated that he had come “merely to write things down, to make friends, and see how we lived.” Even if such a statement were true (which we have no way of verifying) the thought of a mysterious stranger cataloguing our way of life is complete anathema to what this humble servant believes this town stands for. I have asked him for credentials, and he has only given me scraps of paper with strange symbols and ranked lines upon them, more spells and problems for a town with enough of its own. </text:p>
      <text:p text:style-name="P7">If these uncertainties and dangers were not enough to warrant this man's ejection from our community, I would like to draw the committee's attention to the Hidden Press, in its wisdom, and its warning that outsiders “be damned”. Though the word of the Press is no longer writ by law, its teachings still hold some value for this humble servant, and will, hopefully, have some bearing on the committee's decision. Any foreigner should be ejected on principle, not least one as ferocious-seeming as this man. </text:p>
      <text:p text:style-name="P7"/>
      <text:p text:style-name="P1"><text:span text:style-name="T2">I have consulted</text:span><text:span text:style-name="T2"><office:annotation><dc:creator>Robert Sherman</dc:creator><dc:date>2010-07-12T20:47:58.75</dc:date><text:p text:style-name="P8"><text:span text:style-name="T3">As I was soon to find out, this consultation was of a rather thorough variety; Mr. Lights is the lover of the Mayor, and seems to bend his ear in whatever way he can. There is a rather Greek brashness about their love; hungry kisses between two ugly men in public are never attractive. </text:span></text:p></office:annotation></text:span><text:span text:style-name="T2"><office:annotation><dc:creator>Robert Sherman</dc:creator><dc:date>2010-07-12T20:50:26.79</dc:date><text:p><text:span text:style-name="T4">Reply to Robert Sherman (12/07/2010, 20:47): "…</text:span></text:p><text:p><text:span text:style-name="T4">Homosexuality appears rife in the town; how the populace replenishes itself is a mystery. </text:span></text:p></office:annotation></text:span><text:span text:style-name="T2"> the Mayor on this matter and he shares my fears. I respectfully request that the man be led to the edge of our domain and sent on his way. I propose no violence, merely respect for tradition and the safety of our way of life. </text:span></text:p>
      <text:p text:style-name="P7"/>
      <text:p text:style-name="P7">Death In Strange Light</text:p>
      <text:p text:style-name="P1"><text:soft-page-break/>REJECTED By Order of the Town Committee and the Mayor.</text:p>
      <text:p text:style-name="P4"/>
      <text:p text:style-name="P4">Stranger is to be allowed access to the town for half a year to study and observe the town's people. Discretion must be exercised. Stranger to be billeted in the dead lecturer's room in the God Bird Building for the duration of his stay; however, the rights of Ancient Lights and Wake Of The Room shall be null and void in his case, should the situation arises. Food and spiritual sustenance to be provided by the Town Hall. The plans for a small welcome celebration, in order to showcase the hospitality of our valley, are to be finalised, with funds coming from the Mayor's personal finances. </text:p>
      <text:p text:style-name="P4"/>
      <text:p text:style-name="P6"><text:tab/>I was in my tent carving stakes and crosses when I heard the trumpet; one can never be too careful. It had sounded as if it was right outside, though stepping outside I realised it came from far off, right across the valley in the crumpled lee of one of the mountains, ricocheting off <text:s/>my surroundings on the clearest morning in days. The gates were being opened. I was greeted by a cavalcade of what I assumed to be dignitaries; I eventually realised, in greeting them, that they were merely well-wishers and the curious, ordinary people; yet more rubes. I packed up my tent under their watchful eyes, enduring their questions<office:annotation><dc:creator>Robert Sherman</dc:creator><dc:date>2010-08-10T16:07:32.79</dc:date><text:p text:style-name="P9"><text:span text:style-name="T3">Everywhere this proliferation of English! And completely accent-less, with no apparent class differences; it is exceedingly odd. Ethnicity seems to be mainly Caucasian and very pale, almost Nordic if it were not for the wide brows and flat nose of a Mongoloid. Many of the women are exceedingly ugly. <text:s/></text:span></text:p><text:p text:style-name="P9"><text:span text:style-name="T3"/></text:p></office:annotation> about the eyeholes in the tent sheet and the Hellenist script stitched into the lining, and crossed with them into the town. I found myself on a long dirt road, with small dwellings leading towards the haze of what I assumed to be the city itself. Long brown pennants hung on flagpoles, like those that myself and the children hung to greet Lancelot in Lyonesse, though they were far smaller and hung limply in the stillness. The people were dirty and silent, as if they were smuggling me in, and I wondering briefly if this is what was happening. I began to worry that this was not the right town, that I had stumbled on some Hyperborean refuge sheltered from civilisation and proper breeding. There was no fanfare, no crowds; even their curiosity had waned. I do remember seeing something remarkable; in a small wood to the side of the road, almost obscured by the trees, another of the great “Mother Kilns” could be seen, with the strange penile extension, smoke pouring from her breasts. Behind her, like ducklings, were several smaller stoves, perhaps the size of a kennel, into which people dressed in blue, matching outfits stuffed some sort of fish, <office:annotation><dc:creator>Robert Sherman</dc:creator><dc:date>2010-08-10T16:14:33.79</dc:date><text:p text:style-name="P9"><text:span text:style-name="T3">I have seen these since, often hidden in woodland or in private gardens. The smaller stoves are moulded to resemble fat children.</text:span></text:p></office:annotation>turning to watch me as I passed. </text:p>
      <text:p text:style-name="P6"><text:tab/>Our group passed along the road until we reached cobbles. This rude civilisation seemed to put a glamour on our party, and they dashed in all directions, calling to me. I set off after them and rounded a corner onto what looked like the Palatine Hill, or so it seemed. A great paved square was looked on by very regular buildings, an almost Teutonic regularity. They were more like slabs of base stuff, not hollow at all, but rather solid blocks that pretended to be inhabited. I could see no obvious windows on many of them. Around the square were huge, glass fishbowls set on lampposts, though they were empty. I realised that they must be streetlights. There was a middling crowd in the middle of the square, nothing like those that I greeted me at Lhasa or Machu or Mag Mell, but it seemed that I was wanted, after all. There was a celebration, of sorts. I was greeted with dancing, music, wreaths of herbs and garlic and strange lightning-shaped tassels thrown about me. I had composed a poem for the occasion, and read it with great solemnity though their primitive personal address system shocked my teeth. I shook hands with the Mayor, Star Watching At Sea, a short, fat man who does not seem to sweat, and Death of a Friend, one of the girls who had come to visit me at the gate; I think I had given her leopard seal jerky. I met her father, who, as I learnt, was not my greatest herald or admirer. I touched a great, golden key, held out to me in utter silence, and the town broke into applause. I do not know what it is for. </text:p>
      <text:p text:style-name="P6"><text:tab/>A band seemed to materialise out of nowhere, thirty of them or so, the crowd filled with waistcoats and ruffs, raised, drunken voices and instruments both strange and familiar; the mandolin sat next to harps twenty feet tall, and men who stoked their hands as if comforting the most fragile songbird. After repeated requests they let me record one of their songs. I was also allowed to take some official photographs, overseen by Mr. Lights, as Death of a Friend's father asked to be called, setting up my recording box on the cobbles, reeling in the noise as it came.<office:annotation><dc:creator>Robert Sherman</dc:creator><dc:date>2010-07-12T21:01:48.79</dc:date><text:p text:style-name="P8"><text:span text:style-name="T3">To be found on the accompanying audio CD.</text:span></text:p></office:annotation> Death of a Friend spent much of her time close by, telling me that I was to live in the same building as her, a few floors <text:soft-page-break/>below, where a man had died last year. She is plainer up close, but still pretty, and I like that she washes her hair. The valley is, I will admit, very beautiful; it has no obvious magic, or ruin of grandeur, but the town is quaint and there is definitely more here than is immediately apparent. I asked the Mayor if he had a map of the town that I might study; he told me that he would fetch me one from his personal collection from which to take notes. I can feel the heat of Mr. Light's glare upon me constantly, as if he expects me to stab his friends before him, or explode into shards of metal. The children kept tugging at my mask; I had to bat them away with as much force as I could dare. </text:p>
      <text:p text:style-name="P6"><text:tab/>The day was a long one, the procession through the town draining me; the air here is close and humid, hemmed in by the contours around us. The well-wishers began to flake away like paint, and soon a small entourage was making its way through conifer groves past the treeline; the path here is sculpting into the rock; how odd that it should smell so like a sewer up in the clean air. The odour was unsurprising given the state of some of the shrines. As we climbed, in between the evergreen groves I could see wide warrens disappearing into the earth, colourful paint splashed around it as if by children, and more of those odd little lightning strips, tied down against the wind. The mountains are unbroken and high around the whole valley, though it is shaped like a woman's slit, and disappears into the blue screen of distance. There is one mountain that seems sculpted from iron filings, it is so whipped and artfully jagged. It towers over everything else, and I see it is too high for even water vapour or ice to even settle on its climes. The Mayor calls it the “north” Mountain, though perhaps this is a nickname, as it seems to lie to the east of the town. From our lookout I could survey the entire town; I will try to commit as much to a drawn map as possible. It is much larger than I thought at first. The town is laid out in both irregular and regular angles, with some streets wide and Roman, while others evoke a old Balkan city, with redoubts, doublings back, the twist of a side-alley; it is quite dizzying to look at. There is a vast forest, broken with minuscule clearings, over to the West. Though the distance made it hard to judge, it may be even larger than the town itself. </text:p>
      <text:p text:style-name="P6"><text:tab/>We took so many paths I cannot remember where we had been; I had seen the hint of the graveyard and we trod the boardwalk by the river; how I marvelled at the icebergs, some as large as cottages, wedged resolutely in the stream itself! The heat made such dinosaurs, such elemental things, seem impossible and the stuff of books. I was paraded the town zoo, locked up and quite pathetic, and the slender, cosmopolitan profile of the Loss Hotel (where, oddly, I am not staying), and finally to my lodgings. The building is tall and wooden, surrounded by identical brothers in a pattern like buttons on a typewriter; canals diverted from the river flow between them, crossed by tiny, humped bridges. I write this a week later on my bunk; the walls are Spartan, and dark, even with my effects posted around me. There is a great heat that seems to surround the building even at night, and a gushing of drains or the river; oddly, it seems to come from above me. The Mayor and his hangers-on bid me goodnight at the door, and Death of a Friend and her father led me to my room. They live a few floors above me, though there is a staircase that winds all the way up to my floor, around the outside of the building. Reminder – I must try and see inside the hotel; perhaps renovations are being undertaken, though I get the feeling the town does not receive enough visitors for such a building to make enough gold or gems or paper or stone or whatever they use in this town. I hope that they can exchange my molars; I have held onto them too long. <text: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Grande" svg:font-family="'Lucida Grande'"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Sherman</meta:initial-creator>
    <meta:creation-date>2010-07-12T20:23:48</meta:creation-date>
    <dc:date>2010-08-30T18:09:05.32</dc:date>
    <dc:creator>Rob Sherman</dc:creator>
    <meta:editing-duration>PT05H41M57S</meta:editing-duration>
    <meta:editing-cycles>21</meta:editing-cycles>
    <meta:generator>OpenOffice.org/3.2$Win32 OpenOffice.org_project/320m12$Build-9483</meta:generator>
    <meta:document-statistic meta:table-count="0" meta:image-count="0" meta:object-count="0" meta:page-count="3" meta:paragraph-count="21" meta:word-count="2179" meta:character-count="11889"/>
  </office:meta>
</office:document-meta>
</file>